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7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105cm" fo:min-width="4.522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22" style:family="graphic" style:parent-style-name="standard">
      <style:graphic-properties svg:stroke-color="#000000" draw:fill-color="#ff0000" draw:textarea-vertical-align="middle" draw:auto-grow-height="false" fo:min-height="0.47cm" fo:min-width="0cm"/>
    </style:style>
    <style:style style:name="gr23" style:family="graphic" style:parent-style-name="standard">
      <style:graphic-properties svg:stroke-color="#000000" draw:fill-color="#ff0000" draw:textarea-horizontal-align="justify" draw:textarea-vertical-align="middle" draw:auto-grow-height="false" fo:min-height="0.13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5" style:family="graphic" style:parent-style-name="objectwithoutfill">
      <style:graphic-properties draw:stroke="dash" draw:stroke-dash="Ultrafine_20_2_20_Dots_20_3_20_Dashes" draw:marker-end="Triangle_20_unfilled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 Mono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paragraph-properties fo:text-align="center"/>
      <style:text-properties style:font-name="Comic Sans MS" fo:font-style="italic" style:font-style-asian="italic" style:font-style-complex="italic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mic Sans MS"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111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xml:id="id3" draw:id="id3" draw:layer="layout" svg:width="1.524cm" svg:height="1.397cm" svg:x="22.336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20.907cm" svg:y="3.457cm">
          <draw:text-box>
            <text:p>W<text:span text:style-name="T1">1</text:span></text:p>
          </draw:text-box>
        </draw:frame>
        <draw:frame draw:style-name="gr8" draw:text-style-name="P4" draw:layer="layout" svg:width="6.636cm" svg:height="4.037cm" svg:x="0.079cm" svg:y="2.551cm">
          <draw:text-box>
            <text:p><text:span text:style-name="T2">.&gt; </text:span><text:span text:style-name="T2">foo </text:span><text:span text:style-name="T2">= A </text:span><text:span text:style-name="T2">data</text:span><text:span text:style-name="T2">.csv</text:span></text:p>
            <text:p><text:span text:style-name="T2">.&gt; </text:span><text:span text:style-name="T2">bar </text:span><text:span text:style-name="T2">= </text:span><text:span text:style-name="T2">Cat </text:span><text:span text:style-name="T2">foo</text:span></text:p>
            <text:p><text:span text:style-name="T2">.&gt; </text:span><text:span text:style-name="T2">$bar</text:span></text:p>
            <text:p><text:span text:style-name="T2">…</text:span></text:p>
            <text:p><text:span text:style-name="T2"/></text:p>
          </draw:text-box>
        </draw:frame>
        <draw:line draw:style-name="gr9" draw:text-style-name="P3" draw:layer="layout" svg:x1="0.824cm" svg:y1="10.779cm" svg:x2="5.904cm" svg:y2="10.779cm">
          <text:p/>
        </draw:line>
        <draw:line draw:style-name="gr9" draw:text-style-name="P3" draw:layer="layout" svg:x1="3.237cm" svg:y1="10.017cm" svg:x2="3.229cm" svg:y2="14.081cm">
          <text:p/>
        </draw:line>
        <draw:frame draw:style-name="gr10" draw:text-style-name="P5" draw:layer="layout" svg:width="2.225cm" svg:height="0.954cm" svg:x="0.972cm" svg:y="9.89cm">
          <draw:text-box>
            <text:p><text:span text:style-name="T3">Name</text:span></text:p>
          </draw:text-box>
        </draw:frame>
        <draw:frame draw:style-name="gr11" draw:text-style-name="P5" draw:layer="layout" svg:width="2.051cm" svg:height="0.954cm" svg:x="3.483cm" svg:y="9.89cm">
          <draw:text-box>
            <text:p><text:span text:style-name="T3">Hash</text:span></text:p>
          </draw:text-box>
        </draw:frame>
        <draw:frame draw:style-name="gr12" draw:text-style-name="P2" draw:layer="layout" svg:width="1.383cm" svg:height="0.954cm" svg:x="1.237cm" svg:y="11.857cm">
          <draw:text-box>
            <text:p>foo</text:p>
          </draw:text-box>
        </draw:frame>
        <draw:frame draw:style-name="gr13" draw:text-style-name="P2" draw:layer="layout" svg:width="2.754cm" svg:height="0.954cm" svg:x="3.142cm" svg:y="11.857cm">
          <draw:text-box>
            <text:p text:style-name="P6">a64e3fc</text:p>
          </draw:text-box>
        </draw:frame>
        <draw:line draw:style-name="gr4" draw:text-style-name="P3" draw:layer="layout" svg:x1="0.729cm" svg:y1="12.811cm" svg:x2="5.809cm" svg:y2="12.811cm">
          <text:p/>
        </draw:line>
        <draw:custom-shape draw:style-name="gr14" draw:text-style-name="P3" draw:layer="layout" svg:width="5.08cm" svg:height="1.143cm" svg:x="9.255cm" svg:y="6.588cm">
          <text:p text:style-name="P6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524cm" svg:height="1.397cm" svg:x="19.034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9.161cm" svg:y="9.255cm">
          <draw:text-box>
            <text:p>W<text:span text:style-name="T1">2</text:span></text:p>
          </draw:text-box>
        </draw:frame>
        <draw:frame draw:style-name="gr16" draw:text-style-name="P2" draw:layer="layout" svg:width="1.416cm" svg:height="0.954cm" svg:x="1.229cm" svg:y="12.873cm">
          <draw:text-box>
            <text:p>bar</text:p>
          </draw:text-box>
        </draw:frame>
        <draw:frame draw:style-name="gr13" draw:text-style-name="P2" draw:layer="layout" svg:width="2.754cm" svg:height="0.954cm" svg:x="3.134cm" svg:y="12.873cm">
          <draw:text-box>
            <text:p text:style-name="P6">bf4c21d</text:p>
          </draw:text-box>
        </draw:frame>
        <draw:line draw:style-name="gr17" draw:text-style-name="P3" draw:layer="layout" svg:x1="9.001cm" svg:y1="11.668cm" svg:x2="6.715cm" svg:y2="6.588cm">
          <text:p/>
        </draw:line>
        <draw:custom-shape draw:style-name="gr18" draw:text-style-name="P7" draw:layer="layout" svg:width="5.08cm" svg:height="1.143cm" svg:x="9.255cm" svg:y="7.858cm">
          <text:p text:style-name="P6"><text:span text:style-name="T4">a64e3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334cm" svg:height="2.667cm" svg:x="9.128cm" svg:y="6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5.08cm" svg:height="1.143cm" svg:x="9.255cm" svg:y="9.89cm">
          <text:p text:style-name="P6">bf4c2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5.08cm" svg:height="1.143cm" svg:x="9.255cm" svg:y="11.16cm">
          <text:p text:style-name="P6"><text:span text:style-name="T4">bf4c2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334cm" svg:height="2.667cm" svg:x="9.128cm" svg:y="9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.397cm" svg:height="1.164cm" svg:x="20.908cm" svg:y="3.457cm">
          <draw:text-box>
            <text:p>W<text:span text:style-name="T1">1</text:span></text:p>
          </draw:text-box>
        </draw:frame>
        <draw:frame draw:style-name="gr7" draw:text-style-name="P2" xml:id="id2" draw:id="id2" draw:layer="layout" svg:width="1.397cm" svg:height="1.164cm" svg:x="22.59cm" svg:y="5.002cm">
          <draw:text-box>
            <text:p>P<text:span text:style-name="T1">1</text:span></text:p>
          </draw:text-box>
        </draw:frame>
        <draw:custom-shape draw:style-name="gr15" draw:text-style-name="P3" draw:layer="layout" svg:width="1.524cm" svg:height="1.397cm" svg:x="19.03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" draw:id="id1" draw:layer="layout" svg:width="1.524cm" svg:height="1.397cm" svg:x="20.812cm" svg:y="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22.336cm" svg:y1="4.05cm" svg:x2="23.288cm" svg:y2="5.002cm" draw:start-shape="id1" draw:start-glue-point="10" draw:end-shape="id2" draw:end-glue-point="0" svg:d="M22336 4050c635 0 952 317 952 952" svg:viewBox="0 0 953 953">
          <text:p/>
        </draw:connector>
        <draw:connector draw:style-name="gr20" draw:text-style-name="P3" draw:layer="layout" draw:type="curve" svg:x1="22.336cm" svg:y1="5.574cm" svg:x2="21.574cm" svg:y2="4.748cm" draw:start-shape="id3" draw:start-glue-point="6" draw:end-shape="id1" draw:end-glue-point="8" svg:d="M22336 5574c-508 0-762-275-762-826" svg:viewBox="0 0 763 827">
          <text:p/>
        </draw:connector>
        <draw:custom-shape draw:style-name="gr14" draw:text-style-name="P3" draw:layer="layout" svg:width="5.08cm" svg:height="1.143cm" svg:x="9.255cm" svg:y="3.794cm">
          <text:p text:style-name="P6">c4d24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689cm" svg:y1="11.668cm" svg:x2="5.769cm" svg:y2="11.668cm">
          <text:p/>
        </draw:line>
        <draw:frame draw:style-name="gr21" draw:text-style-name="P2" draw:layer="layout" svg:width="2.864cm" svg:height="0.954cm" svg:x="0.492cm" svg:y="10.779cm">
          <draw:text-box>
            <text:p>data.csv</text:p>
          </draw:text-box>
        </draw:frame>
        <draw:frame draw:style-name="gr13" draw:text-style-name="P2" draw:layer="layout" svg:width="2.754cm" svg:height="0.954cm" svg:x="3.229cm" svg:y="10.779cm">
          <draw:text-box>
            <text:p text:style-name="P6">c4d245</text:p>
          </draw:text-box>
        </draw:frame>
        <draw:custom-shape draw:style-name="gr14" draw:text-style-name="P3" draw:layer="layout" svg:width="5.08cm" svg:height="1.143cm" svg:x="0.873cm" svg:y="7.096cm">
          <text:p text:style-name="P6">Err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5.08cm" svg:height="1.143cm" svg:x="0.873cm" svg:y="8.366cm">
          <text:p text:style-name="P6"><text:span text:style-name="T5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4" draw:id="id4" draw:layer="layout" svg:width="1.524cm" svg:height="1.397cm" svg:x="18.399cm" svg:y="3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8.526cm" svg:y="3.413cm">
          <draw:text-box>
            <text:p>W<text:span text:style-name="T1">3</text:span></text:p>
          </draw:text-box>
        </draw:frame>
        <draw:custom-shape draw:style-name="gr22" draw:text-style-name="P9" draw:layer="layout" svg:width="1.778cm" svg:height="2.286cm" svg:x="20.685cm" svg:y="2.9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4" draw:text-style-name="P3" draw:layer="layout" svg:x1="13.541cm" svg:y1="2.27cm" svg:x2="13.541cm" svg:y2="1.127cm">
          <text:p/>
        </draw:line>
        <draw:connector draw:style-name="gr17" draw:text-style-name="P3" draw:layer="layout" draw:type="curve" svg:x1="14.176cm" svg:y1="1.698cm" svg:x2="19.161cm" svg:y2="3.286cm" draw:end-shape="id4" draw:end-glue-point="4" svg:d="M14176 1698c0 805 4985 12 4985 1588" svg:viewBox="0 0 4986 1589">
          <text:p/>
        </draw:connector>
        <draw:custom-shape draw:style-name="gr23" draw:text-style-name="P9" draw:layer="layout" svg:width="0.762cm" svg:height="0.762cm" svg:x="16.24cm" svg:y="1.2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2" draw:layer="layout" svg:width="0.889cm" svg:height="0.954cm" svg:x="17.383cm" svg:y="1.443cm">
          <draw:text-box>
            <text:p>2</text:p>
          </draw:text-box>
        </draw:frame>
        <draw:frame draw:style-name="gr24" draw:text-style-name="P2" draw:layer="layout" svg:width="0.853cm" svg:height="0.954cm" svg:x="22.245cm" svg:y="2.524cm">
          <draw:text-box>
            <text:p>1</text:p>
          </draw:text-box>
        </draw:frame>
        <draw:line draw:style-name="gr17" draw:text-style-name="P3" draw:layer="layout" svg:x1="18.78cm" svg:y1="4.81cm" svg:x2="14.716cm" svg:y2="8.366cm">
          <text:p/>
        </draw:line>
        <draw:line draw:style-name="gr25" draw:text-style-name="P3" draw:layer="layout" svg:x1="18.399cm" svg:y1="4.556cm" svg:x2="14.716cm" svg:y2="7.096cm">
          <text:p/>
        </draw:line>
        <draw:line draw:style-name="gr17" draw:text-style-name="P3" draw:layer="layout" svg:x1="14.843cm" svg:y1="8.542cm" svg:x2="18.907cm" svg:y2="9.636cm">
          <text:p/>
        </draw:line>
        <draw:line draw:style-name="gr17" draw:text-style-name="P3" draw:layer="layout" svg:x1="19.161cm" svg:y1="10.525cm" svg:x2="14.716cm" svg:y2="11.922cm">
          <text:p/>
        </draw:line>
        <draw:line draw:style-name="gr25" draw:text-style-name="P3" draw:layer="layout" svg:x1="18.907cm" svg:y1="10.017cm" svg:x2="14.589cm" svg:y2="10.652cm">
          <text:p/>
        </draw:line>
        <draw:frame draw:style-name="gr24" draw:text-style-name="P2" draw:layer="layout" svg:width="0.853cm" svg:height="0.954cm" svg:x="18.308cm" svg:y="5.191cm">
          <draw:text-box>
            <text:p>3</text:p>
          </draw:text-box>
        </draw:frame>
        <draw:frame draw:style-name="gr26" draw:text-style-name="P10" draw:layer="layout" svg:width="1.704cm" svg:height="0.721cm" svg:x="16.24cm" svg:y="6.629cm">
          <draw:text-box>
            <text:p><text:span text:style-name="T6">restart</text:span></text:p>
          </draw:text-box>
        </draw:frame>
        <draw:frame draw:style-name="gr26" draw:text-style-name="P10" draw:layer="layout" svg:width="1.704cm" svg:height="0.721cm" svg:x="17.256cm" svg:y="8.661cm">
          <draw:text-box>
            <text:p><text:span text:style-name="T6">restart</text:span></text:p>
          </draw:text-box>
        </draw:frame>
        <draw:frame draw:style-name="gr26" draw:text-style-name="P10" draw:layer="layout" svg:width="1.704cm" svg:height="0.721cm" svg:x="15.097cm" svg:y="11.582cm">
          <draw:text-box>
            <text:p><text:span text:style-name="T6">restart</text:span></text:p>
          </draw:text-box>
        </draw:frame>
        <draw:frame draw:style-name="gr27" draw:text-style-name="P2" draw:layer="layout" svg:width="0.853cm" svg:height="1.081cm" svg:x="17.165cm" svg:y="4.175cm">
          <draw:text-box>
            <text:p>4</text:p>
          </draw:text-box>
        </draw:frame>
        <draw:frame draw:style-name="gr26" draw:text-style-name="P10" draw:layer="layout" svg:width="1.59cm" svg:height="0.721cm" svg:x="14.667cm" svg:y="5.613cm">
          <draw:text-box>
            <text:p><text:span text:style-name="T6">purge</text:span></text:p>
          </draw:text-box>
        </draw:frame>
        <draw:frame draw:style-name="gr26" draw:text-style-name="P10" draw:layer="layout" svg:width="1.59cm" svg:height="0.721cm" svg:x="14.904cm" svg:y="9.804cm">
          <draw:text-box>
            <text:p><text:span text:style-name="T6">purge</text:span></text:p>
          </draw:text-box>
        </draw:frame>
        <draw:frame draw:style-name="gr26" draw:text-style-name="P10" draw:layer="layout" svg:width="1.704cm" svg:height="0.721cm" svg:x="7.043cm" svg:y="10.439cm">
          <draw:text-box>
            <text:p><text:span text:style-name="T6">re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8T11:38:37.832106124</dc:date>
    <meta:editing-duration>PT19H46M4S</meta:editing-duration>
    <meta:editing-cycles>27</meta:editing-cycles>
    <meta:generator>LibreOffice/5.3.0.3$Linux_X86_64 LibreOffice_project/30m0$Build-3</meta:generator>
    <meta:document-statistic meta:object-count="66"/>
  </office:meta>
</office:document-meta>
</file>